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2">
      <style:paragraph-properties fo:margin-left="1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2">
      <style:paragraph-properties fo:margin-left="1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8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P9" style:family="paragraph" style:parent-style-name="Heading_20_3" style:list-style-name="WWNum1">
      <style:paragraph-properties fo:margin-left="0.5in" fo:margin-right="0in" fo:margin-top="0.222in" fo:margin-bottom="0in" loext:contextual-spacing="false" fo:line-height="150%" fo:text-indent="-0.25in" style:auto-text-indent="false"/>
    </style:style>
    <style:style style:name="P10" style:family="paragraph" style:parent-style-name="Heading_20_3" style:list-style-name="WWNum2">
      <style:paragraph-properties fo:margin-left="0.5in" fo:margin-right="0in" fo:margin-top="0.222in" fo:margin-bottom="0in" loext:contextual-spacing="false" fo:line-height="150%" fo:text-indent="-0.25in" style:auto-text-indent="false"/>
    </style:style>
    <style:style style:name="P11" style:family="paragraph" style:parent-style-name="Heading_20_3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2" style:family="paragraph" style:parent-style-name="Heading_20_3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3" style:family="paragraph" style:parent-style-name="Heading_20_3" style:list-style-name="WWNum2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4" style:family="paragraph" style:parent-style-name="Heading_20_2">
      <style:paragraph-properties fo:line-height="150%"/>
    </style:style>
    <style:style style:name="P15" style:family="paragraph" style:parent-style-name="Heading_20_2">
      <style:paragraph-properties fo:line-height="150%" fo:break-before="pag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mxvqwas7rr6"/>Mustervorlage zur Evaluierung der eigenen PAUL-Schulung</text:p>
      <text:p text:style-name="P14"><text:bookmark text:name="_7eh9ta745q5b"/>Teil 1: subjektives Feedback der Teilnehmenden</text:p>
      <text:list xml:id="list2260139306" text:style-name="WWNum1">
        <text:list-item>
          <text:p text:style-name="P9"><text:bookmark text:name="_txwm1nqsawy4"/>Welcher Themenbereich hat Ihnen am meisten gefallen?</text:p>
          <text:list>
            <text:list-item>
              <text:p text:style-name="P2">Modul 1: Einführung in die IT-Sicherheit</text:p>
            </text:list-item>
            <text:list-item>
              <text:p text:style-name="P5">Modul 2: Sichere Passwörter und Authentifizierung</text:p>
            </text:list-item>
            <text:list-item>
              <text:p text:style-name="P5">Modul 3: Umgang mit Wechseldatenträgern</text:p>
            </text:list-item>
            <text:list-item>
              <text:p text:style-name="P5">Modul 4: Social Engineering und Manipulation</text:p>
            </text:list-item>
            <text:list-item>
              <text:p text:style-name="P5">Modul 5: Datensicherheit</text:p>
            </text:list-item>
            <text:list-item>
              <text:p text:style-name="P5">Modul 6: Reaktion auf Sicherheitsvorfälle</text:p>
            </text:list-item>
            <text:list-item>
              <text:p text:style-name="P5">alle</text:p>
            </text:list-item>
          </text:list>
        </text:list-item>
        <text:list-item>
          <text:p text:style-name="P11"><text:bookmark text:name="_7a60fu3bgm19"/>Was hat Ihnen konkret gefallen? (offene Frage, Stichwörter)</text:p>
        </text:list-item>
        <text:list-item>
          <text:p text:style-name="P11"><text:bookmark text:name="_ez6f3w8dfk64"/>Welcher Themenbereich hat Ihnen am wenigsten gefallen?</text:p>
          <text:list>
            <text:list-item>
              <text:p text:style-name="P6">Modul 1: Einführung in die IT-Sicherheit</text:p>
            </text:list-item>
            <text:list-item>
              <text:p text:style-name="P5">Modul 2: Sichere Passwörter und Authentifizierung</text:p>
            </text:list-item>
            <text:list-item>
              <text:p text:style-name="P5">Modul 3: Umgang mit Wechseldatenträgern</text:p>
            </text:list-item>
            <text:list-item>
              <text:p text:style-name="P5">Modul 4: Social Engineering und Manipulation</text:p>
            </text:list-item>
            <text:list-item>
              <text:p text:style-name="P5">Modul 5: Datensicherheit</text:p>
            </text:list-item>
            <text:list-item>
              <text:p text:style-name="P5">Modul 6: Reaktion auf Sicherheitsvorfälle</text:p>
            </text:list-item>
            <text:list-item>
              <text:p text:style-name="P5">alle</text:p>
            </text:list-item>
          </text:list>
        </text:list-item>
        <text:list-item>
          <text:p text:style-name="P12"><text:bookmark text:name="_fg6m1a9s1y6i"/>Was ist verbesserungswürdig? Welche Themen haben gefehlt? (offene Frage, Stichwörter)</text:p>
        </text:list-item>
        <text:list-item>
          <text:p text:style-name="P12"><text:bookmark text:name="_p4iatvg8dkv6"/>Haben Sie das Gefühl, nachhaltig etwas über IT-Sicherheit gelernt zu haben?</text:p>
          <text:list>
            <text:list-item>
              <text:p text:style-name="P5">ja</text:p>
            </text:list-item>
            <text:list-item>
              <text:p text:style-name="P5">ein wenig</text:p>
            </text:list-item>
            <text:list-item>
              <text:p text:style-name="P7">nein</text:p>
            </text:list-item>
          </text:list>
        </text:list-item>
      </text:list>
      <text:p text:style-name="P14"><text:bookmark text:name="_ybsq3r6bvg4q"/></text:p>
      <text:p text:style-name="P15"><text:bookmark text:name="_5xuk48q5jmpy"/>Teil 2: Wissensabfrage</text:p>
      <text:list xml:id="list504600696" text:style-name="WWNum2">
        <text:list-item>
          <text:p text:style-name="P10"><text:bookmark text:name="_aw9hj2uk2mbi"/>Was sind die beiden häufigsten Bedrohungen?</text:p>
          <text:list>
            <text:list-item>
              <text:p text:style-name="P3">Phishing</text:p>
            </text:list-item>
            <text:list-item>
              <text:p text:style-name="P3"><text:span text:style-name="T2">Ransomware</text:span></text:p>
            </text:list-item>
            <text:list-item>
              <text:p text:style-name="P3"><text:span text:style-name="T2">Sicherheitslücken in Software</text:span></text:p>
            </text:list-item>
            <text:list-item>
              <text:p text:style-name="P3">DDos-Angriffe</text:p>
            </text:list-item>
          </text:list>
        </text:list-item>
        <text:list-item>
          <text:p text:style-name="P13"><text:bookmark text:name="_x51ugnjpr2l"/>Was ist beim Umgang mit Wechseldatenträgern wie USB-Sticks zu beachten? (offene Frage, Stichwörter)</text:p>
        </text:list-item>
        <text:list-item>
          <text:p text:style-name="P13"><text:bookmark text:name="_6385jdultoep"/>Welche Methoden kennen Sie, um sicherer Passwörter zu kreieren?</text:p>
          <text:list>
            <text:list-item>
              <text:p text:style-name="P3"><text:span text:style-name="T2">Satzmethode</text:span></text:p>
            </text:list-item>
            <text:list-item>
              <text:p text:style-name="P3">KeePass</text:p>
            </text:list-item>
            <text:list-item>
              <text:p text:style-name="P3"><text:span text:style-name="T2">Wortkombination</text:span></text:p>
            </text:list-item>
            <text:list-item>
              <text:p text:style-name="P3">PassKey</text:p>
            </text:list-item>
          </text:list>
        </text:list-item>
        <text:list-item>
          <text:p text:style-name="P13"><text:bookmark text:name="_5err2qoqpcwl"/>Was verbinden Sie mit dem Begriff “Social Engineering”? (offene Frage, Stichwörter)</text:p>
        </text:list-item>
        <text:list-item>
          <text:p text:style-name="P13"><text:bookmark text:name="_4su8hl75bm3k"/>Sortiert folgende Aussagen über die Arbeit im Homeoffice danach, welche Sie bei sich als gut erfüllt ansehen:</text:p>
          <text:list>
            <text:list-item>
              <text:p text:style-name="P3">Verwendung VPN</text:p>
            </text:list-item>
            <text:list-item>
              <text:p text:style-name="P3">passwortgeschütztes Netzwerk verwenden</text:p>
            </text:list-item>
            <text:list-item>
              <text:p text:style-name="P3">Laptop ist mit aktueller Sicherheitssoftware ausgestattet</text:p>
            </text:list-item>
            <text:list-item>
              <text:p text:style-name="P3">sensible Daten werden nur verschlüsselt übermittelt</text:p>
            </text:list-item>
          </text:list>
        </text:list-item>
        <text:list-item>
          <text:p text:style-name="P13"><text:bookmark text:name="_m77rn2kbsb"/>Welche Aussagen sind korrekt, sollte ihr Computer ungewöhnliches Verhalten zeigen?</text:p>
          <text:list>
            <text:list-item>
              <text:p text:style-name="P3">beobachten und anschließend melden</text:p>
            </text:list-item>
            <text:list-item>
              <text:p text:style-name="P3"><text:span text:style-name="T2">IT-Verantwortliche unverzüglich informieren</text:span></text:p>
            </text:list-item>
            <text:list-item>
              <text:p text:style-name="P3">Problem erst einmal googl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0.9839in" fo:margin-right="1.0902in" style:writing-mode="lr-tb" style:layout-grid-color="#c0c0c0" style:layout-grid-lines="25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6" meta:word-count="273" meta:character-count="1874" meta:non-whitespace-character-count="1690"/>
    <meta:generator>LibreOfficeDev/6.0.5.2$Linux_X86_64 LibreOffice_project/</meta:generator>
  </office:meta>
</office:document-meta>
</file>